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Pictures/10000201000001F90000003B13EBF011DE4CD12B.png" manifest:media-type="image/png"/>
  <manifest:file-entry manifest:full-path="Pictures/100002010000009C0000001A95E9F4408DA1134E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3af3"/>
    </style:style>
    <style:style style:name="P2" style:family="paragraph" style:parent-style-name="Standard">
      <style:text-properties officeooo:paragraph-rsid="00220a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jekt5" text:anchor-type="as-char" svg:y="-0.437cm" svg:width="6.95cm" svg:height="0.619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2" draw:name="Objekt1" text:anchor-type="as-char" svg:y="-0.741cm" svg:width="6.809cm" svg:height="1.2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kt2" text:anchor-type="as-char" svg:y="-0.741cm" svg:width="7.325cm" svg:height="1.242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Standard"/>
      <text:p text:style-name="P2"><draw:frame draw:style-name="fr2" draw:name="Objekt8" text:anchor-type="as-char" svg:y="-0.416cm" svg:width="5.426cm" svg:height="0.6cm" draw:z-index="5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2"/>
      <text:p text:style-name="P2"><draw:frame draw:style-name="fr2" draw:name="Objekt3" text:anchor-type="as-char" svg:y="-0.741cm" svg:width="5.943cm" svg:height="1.242cm" draw:z-index="10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P2"/>
      <text:p text:style-name="P2"><draw:frame draw:style-name="fr2" draw:name="Objekt4" text:anchor-type="as-char" svg:y="-0.741cm" svg:width="6.456cm" svg:height="1.242cm" draw:z-index="11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2"/>
      <text:p text:style-name="P2"/>
      <text:p text:style-name="P1"><draw:frame draw:style-name="fr2" draw:name="Objekt6" text:anchor-type="as-char" svg:y="-1.358cm" svg:width="4.867cm" svg:height="2.561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Objekt9" text:anchor-type="as-char" svg:y="-1.358cm" svg:width="4.867cm" svg:height="2.561cm" draw:z-index="12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"><draw:frame draw:style-name="fr2" draw:name="Objekt7" text:anchor-type="as-char" svg:y="-0.743cm" svg:width="14.356cm" svg:height="1.316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2" draw:name="Objekt10" text:anchor-type="as-char" svg:y="-1.356cm" svg:width="6.272cm" svg:height="2.611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2" draw:name="Objekt11" text:anchor-type="as-char" svg:y="-1.328cm" svg:width="11.912cm" svg:height="2.528cm" draw:z-index="7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Standard"><draw:frame draw:style-name="fr2" draw:name="Objekt12" text:anchor-type="as-char" svg:y="-1.328cm" svg:width="11.16cm" svg:height="2.528cm" draw:z-index="8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Standard"><draw:frame draw:style-name="fr2" draw:name="Objekt13" text:anchor-type="as-char" svg:y="-0.961cm" svg:width="12.465cm" svg:height="1.797cm" draw:z-index="9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Standard"><text:soft-page-break/><draw:frame draw:style-name="fr1" draw:name="Bild1" text:anchor-type="as-char" svg:width="4.126cm" svg:height="0.686cm" draw:z-index="13"><draw:image xlink:href="Pictures/100002010000009C0000001A95E9F4408DA1134E.png" xlink:type="simple" xlink:show="embed" xlink:actuate="onLoad" loext:mime-type="image/png"/></draw:frame></text:p>
      <text:p text:style-name="Standard"><draw:frame draw:style-name="fr1" draw:name="Bild2" text:anchor-type="as-char" svg:width="13.36cm" svg:height="1.559cm" draw:z-index="14"><draw:image xlink:href="Pictures/10000201000001F90000003B13EBF011DE4CD1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3T15:13:55.507621401</meta:creation-date>
    <dc:date>2020-03-08T17:52:34.747135433</dc:date>
    <meta:editing-duration>PT1H35M30S</meta:editing-duration>
    <meta:editing-cycles>7</meta:editing-cycles>
    <meta:generator>LibreOffice/6.3.4.2$Linux_X86_64 LibreOffice_project/30$Build-2</meta:generator>
    <meta:document-statistic meta:table-count="0" meta:image-count="2" meta:object-count="13" meta:page-count="2" meta:paragraph-count="15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sub>
              <mi>x</mi>
              <mrow>
                <mi>n</mi>
                <mo stretchy="false">+</mo>
                <mn>1</mn>
              </mrow>
            </msub>
          </mrow>
          <mrow>
            <mo stretchy="false">∂</mo>
            <msub>
              <mi>x</mi>
              <mi>n</mi>
            </msub>
          </mrow>
        </mfrac>
        <mo stretchy="false">=</mo>
        <mrow>
          <mstyle mathvariant="bold">
            <mi>I</mi>
          </mstyle>
          <mo stretchy="false">+</mo>
          <mi mathvariant="normal">Δ</mi>
        </mrow>
      </mrow>
      <msup>
        <mi>t</mi>
        <mn>2</mn>
      </msup>
      <mrow>
        <mo fence="true" stretchy="true">(</mo>
        <mrow>
          <mrow>
            <mrow>
              <mo fence="true" stretchy="false">(</mo>
              <mrow>
                <mrow>
                  <mn>0.5</mn>
                  <mo stretchy="false">−</mo>
                  <mi>β</mi>
                </mrow>
              </mrow>
              <mo fence="true" stretchy="false">)</mo>
            </mrow>
            <mrow>
              <mfrac>
                <mrow>
                  <mo stretchy="false">∂</mo>
                  <msub>
                    <mover accent="true">
                      <mi>x</mi>
                      <mo stretchy="false">¨</mo>
                    </mover>
                    <mi>n</mi>
                  </msub>
                </mrow>
                <mrow>
                  <mo stretchy="false">∂</mo>
                  <msub>
                    <mi>x</mi>
                    <mi>n</mi>
                  </msub>
                </mrow>
              </mfrac>
              <mo stretchy="false">+</mo>
              <mi>β</mi>
            </mrow>
            <mfrac>
              <mrow>
                <mo stretchy="false">∂</mo>
                <msub>
                  <mover accent="true">
                    <mi>x</mi>
                    <mo stretchy="false">¨</mo>
                  </mover>
                  <mrow>
                    <mi>n</mi>
                    <mo stretchy="false">+</mo>
                    <mn>1</mn>
                  </mrow>
                </msub>
              </mrow>
              <mrow>
                <mo stretchy="false">∂</mo>
                <msub>
                  <mi>x</mi>
                  <mi>n</mi>
                </msub>
              </mrow>
            </mfrac>
          </mrow>
        </mrow>
        <mo fence="true" stretchy="true">)</mo>
      </mrow>
    </mrow>
    <annotation encoding="StarMath 5.0">{partial x_{ n+1 }} over { partial x_n }=bold I +
%DELTA t^2 left( (0.5-%beta) {partial {ddot x}_n} over {partial x_n} + %beta {partial {ddot x}_{n+1}}  over {partial x_n} right)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>G</mi>
        </mrow>
        <mrow>
          <mo stretchy="false">∂</mo>
          <msub>
            <mi>x</mi>
            <mi>n</mi>
          </msub>
        </mrow>
      </mfrac>
      <mo stretchy="false">=</mo>
      <mrow>
        <mo fence="true" stretchy="true">[</mo>
        <mrow>
          <mtable>
            <mtr>
              <mtd>
                <msub>
                  <mrow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sub>
                            <mi>x</mi>
                            <mi>n</mi>
                          </msub>
                        </mrow>
                      </mfrac>
                    </mrow>
                    <mo fence="true" stretchy="true">|</mo>
                  </mrow>
                  <mrow>
                    <msub>
                      <mover accent="true">
                        <mi>x</mi>
                        <mo stretchy="false">¨</mo>
                      </mover>
                      <mi>n</mi>
                    </msub>
                    <mi>,</mi>
                    <msub>
                      <mover accent="true">
                        <mi>x</mi>
                        <mo stretchy="false">˙</mo>
                      </mover>
                      <mi>n</mi>
                    </msub>
                    <mi>,</mi>
                    <msub>
                      <mi>x</mi>
                      <mi>n</mi>
                    </msub>
                    <mi>,</mi>
                    <mi>t</mi>
                    <mi>,</mi>
                    <msub>
                      <mi>u</mi>
                      <mi>n</mi>
                    </msub>
                  </mrow>
                </msub>
              </mtd>
            </mtr>
            <mtr>
              <mtd>
                <msub>
                  <mrow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sub>
                            <mi>x</mi>
                            <mi>n</mi>
                          </msub>
                        </mrow>
                      </mfrac>
                    </mrow>
                    <mo fence="true" stretchy="true">|</mo>
                  </mrow>
                  <mrow>
                    <msub>
                      <mover accent="true">
                        <mi>x</mi>
                        <mo stretchy="false">¨</mo>
                      </mover>
                      <mrow>
                        <mi>n</mi>
                        <mo stretchy="false">+</mo>
                        <mn>1</mn>
                      </mrow>
                    </msub>
                    <mi>,</mi>
                    <msub>
                      <mover accent="true">
                        <mi>x</mi>
                        <mo stretchy="false">˙</mo>
                      </mover>
                      <mi>n</mi>
                    </msub>
                    <mi>,</mi>
                    <msub>
                      <mi>x</mi>
                      <mi>n</mi>
                    </msub>
                    <mi>,</mi>
                    <mrow>
                      <mi>t</mi>
                      <mo stretchy="false">+</mo>
                      <mi mathvariant="normal">Δ</mi>
                    </mrow>
                    <mi>t</mi>
                    <mi>,</mi>
                    <msub>
                      <mi>u</mi>
                      <mi>n</mi>
                    </msub>
                  </mrow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 mathvariant="italic">dfdx</mi>
                  <mi>n</mi>
                </msub>
              </mtd>
            </mtr>
            <mtr>
              <mtd>
                <msub>
                  <mi mathvariant="italic">dfdx</mi>
                  <mrow>
                    <mi>n</mi>
                    <mo stretchy="false">+</mo>
                    <mn>1</mn>
                  </mrow>
                </msub>
              </mtd>
            </mtr>
          </mtable>
        </mrow>
        <mo fence="true" stretchy="true">]</mo>
      </mrow>
    </mrow>
    <annotation encoding="StarMath 5.0">{partial G}
over
{partial x_n}=
left[ matrix{
{left none
{ partial f}
over
{ partial x_n}
right lline}_{ {ddot x}_n,{dot x}_n, x_n, t, u_n }
##
{left none 
{ partial f}
over
{ partial x_n}
right lline}_{{ddot x}_{n+1},{dot x}_n, x_n, t+%DELTA t, u_n}
} right]
=
left [ matrix{ 
dfdx_n
##
dfdx_{ n+1}
 } right]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G</mi>
        </mrow>
        <mrow>
          <mo stretchy="false">∂</mo>
          <msub>
            <mover accent="true">
              <mi>x</mi>
              <mo stretchy="false">˙</mo>
            </mover>
            <mi>n</mi>
          </msub>
        </mrow>
      </mfrac>
      <mo stretchy="false">=</mo>
      <mrow>
        <mo fence="true" stretchy="true">[</mo>
        <mrow>
          <mtable>
            <mtr>
              <mtd>
                <msub>
                  <mrow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over accent="true">
                            <mi>x</mi>
                            <mo stretchy="false">˙</mo>
                          </mover>
                        </mrow>
                      </mfrac>
                    </mrow>
                    <mo fence="true" stretchy="true">|</mo>
                  </mrow>
                  <mrow>
                    <msub>
                      <mover accent="true">
                        <mi>x</mi>
                        <mo stretchy="false">¨</mo>
                      </mover>
                      <mi>n</mi>
                    </msub>
                    <mi>,</mi>
                    <msub>
                      <mover accent="true">
                        <mi>x</mi>
                        <mo stretchy="false">˙</mo>
                      </mover>
                      <mi>n</mi>
                    </msub>
                    <mi>,</mi>
                    <msub>
                      <mi>x</mi>
                      <mi>n</mi>
                    </msub>
                    <mi>,</mi>
                    <mi>t</mi>
                    <mi>,</mi>
                    <msub>
                      <mi>u</mi>
                      <mi>n</mi>
                    </msub>
                  </mrow>
                </msub>
              </mtd>
            </mtr>
            <mtr>
              <mtd>
                <mrow>
                  <mrow>
                    <msub>
                      <mrow>
                        <mrow>
                          <mfrac>
                            <mrow>
                              <mo stretchy="false">∂</mo>
                              <mi>f</mi>
                            </mrow>
                            <mrow>
                              <mo stretchy="false">∂</mo>
                              <mover accent="true">
                                <mi>x</mi>
                                <mo stretchy="false">˙</mo>
                              </mover>
                            </mrow>
                          </mfrac>
                        </mrow>
                        <mo fence="true" stretchy="true">|</mo>
                      </mrow>
                      <mrow>
                        <msub>
                          <mover accent="true">
                            <mi>x</mi>
                            <mo stretchy="false">¨</mo>
                          </mover>
                          <mrow>
                            <mi>n</mi>
                            <mo stretchy="false">+</mo>
                            <mn>1</mn>
                          </mrow>
                        </msub>
                        <mi>,</mi>
                        <msub>
                          <mover accent="true">
                            <mi>x</mi>
                            <mo stretchy="false">˙</mo>
                          </mover>
                          <mi>n</mi>
                        </msub>
                        <mi>,</mi>
                        <msub>
                          <mi>x</mi>
                          <mi>n</mi>
                        </msub>
                        <mi>,</mi>
                        <mrow>
                          <mi>t</mi>
                          <mo stretchy="false">+</mo>
                          <mi mathvariant="normal">Δ</mi>
                        </mrow>
                        <mi>t</mi>
                        <mi>,</mi>
                        <msub>
                          <mi>u</mi>
                          <mi>n</mi>
                        </msub>
                      </mrow>
                    </msub>
                    <mo stretchy="false">+</mo>
                    <mi mathvariant="normal">Δ</mi>
                  </mrow>
                  <mi>t</mi>
                  <msub>
                    <mrow>
                      <mrow>
                        <mfrac>
                          <mrow>
                            <mo stretchy="false">∂</mo>
                            <mi>f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fence="true" stretchy="true">|</mo>
                    </mrow>
                    <mrow>
                      <msub>
                        <mover accent="true">
                          <mi>x</mi>
                          <mo stretchy="false">¨</mo>
                        </mover>
                        <mrow>
                          <mi>n</mi>
                          <mo stretchy="false">+</mo>
                          <mn>1</mn>
                        </mrow>
                      </msub>
                      <mi>,</mi>
                      <msub>
                        <mover accent="true">
                          <mi>x</mi>
                          <mo stretchy="false">˙</mo>
                        </mover>
                        <mi>n</mi>
                      </msub>
                      <mi>,</mi>
                      <msub>
                        <mi>x</mi>
                        <mi>n</mi>
                      </msub>
                      <mi>,</mi>
                      <mrow>
                        <mi>t</mi>
                        <mo stretchy="false">+</mo>
                        <mi mathvariant="normal">Δ</mi>
                      </mrow>
                      <mi>t</mi>
                      <mi>,</mi>
                      <msub>
                        <mi>u</mi>
                        <mi>n</mi>
                      </msub>
                    </mrow>
                  </msub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 mathvariant="italic">dfdxd</mi>
                  <mi>n</mi>
                </msub>
              </mtd>
            </mtr>
            <mtr>
              <mtd>
                <mrow>
                  <mrow>
                    <msub>
                      <mi mathvariant="italic">dfdxd</mi>
                      <mrow>
                        <mi>n</mi>
                        <mo stretchy="false">+</mo>
                        <mn>1</mn>
                      </mrow>
                    </msub>
                    <mo stretchy="false">+</mo>
                    <mi mathvariant="normal">Δ</mi>
                  </mrow>
                  <mi>t</mi>
                  <msub>
                    <mi mathvariant="italic">dfdx</mi>
                    <mrow>
                      <mi>n</mi>
                      <mo stretchy="false">+</mo>
                      <mn>1</mn>
                    </mrow>
                  </msub>
                </mrow>
              </mtd>
            </mtr>
          </mtable>
        </mrow>
        <mo fence="true" stretchy="true">]</mo>
      </mrow>
    </mrow>
    <annotation encoding="StarMath 5.0">{partial G}
over
{partial {dot x}_n}=
left[ matrix{
{left none
{ partial f}
over
{ partial {dot x}}
right lline}_{ {ddot x}_n,{dot x}_n, x_n, t, u_n }
##
{left none 
{ partial f}
over
{ partial {dot x}}
right lline}_{{ddot x}_{n+1},{dot x}_n, x_n, t+%DELTA t, u_n}
+
%DELTA t
{left none 
{ partial f}
over
{ partial x}
right lline}_{{ddot x}_{n+1},{dot x}_n, x_n, t+%DELTA t, u_n}

} right]
=
left [ matrix{ 
dfdxd_n
##
dfdxd_{ n+1}+%DELTA t dfdx_{ n+1}
 } right]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G</mi>
        </mrow>
        <mrow>
          <mo stretchy="false">∂</mo>
          <msub>
            <mover accent="true">
              <mi>x</mi>
              <mo stretchy="false">¨</mo>
            </mover>
            <mi>n</mi>
          </msub>
        </mrow>
      </mfrac>
      <mo stretchy="false">=</mo>
      <mrow>
        <mo fence="true" stretchy="true">[</mo>
        <mrow>
          <mtable>
            <mtr>
              <mtd>
                <msub>
                  <mrow>
                    <mrow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over accent="true">
                            <mi>x</mi>
                            <mo stretchy="false">¨</mo>
                          </mover>
                        </mrow>
                      </mfrac>
                    </mrow>
                    <mo fence="true" stretchy="true">|</mo>
                  </mrow>
                  <mrow>
                    <msub>
                      <mover accent="true">
                        <mi>x</mi>
                        <mo stretchy="false">¨</mo>
                      </mover>
                      <mi>n</mi>
                    </msub>
                    <mi>,</mi>
                    <msub>
                      <mover accent="true">
                        <mi>x</mi>
                        <mo stretchy="false">˙</mo>
                      </mover>
                      <mi>n</mi>
                    </msub>
                    <mi>,</mi>
                    <msub>
                      <mi>x</mi>
                      <mi>n</mi>
                    </msub>
                    <mi>,</mi>
                    <mi>t</mi>
                    <mi>,</mi>
                    <msub>
                      <mi>u</mi>
                      <mi>n</mi>
                    </msub>
                  </mrow>
                </msub>
              </mtd>
            </mtr>
            <mtr>
              <mtd>
                <mrow>
                  <mi mathvariant="normal">Δ</mi>
                  <mi>t</mi>
                  <mrow>
                    <mo fence="true" stretchy="false">(</mo>
                    <mrow>
                      <mrow>
                        <mn>1</mn>
                        <mo stretchy="false">−</mo>
                        <mi>γ</mi>
                      </mrow>
                    </mrow>
                    <mo fence="true" stretchy="false">)</mo>
                  </mrow>
                  <mrow>
                    <msub>
                      <mrow>
                        <mrow>
                          <mfrac>
                            <mrow>
                              <mo stretchy="false">∂</mo>
                              <mi>f</mi>
                            </mrow>
                            <mrow>
                              <mo stretchy="false">∂</mo>
                              <mover accent="true">
                                <mi>x</mi>
                                <mo stretchy="false">˙</mo>
                              </mover>
                            </mrow>
                          </mfrac>
                        </mrow>
                        <mo fence="true" stretchy="true">|</mo>
                      </mrow>
                      <mrow>
                        <msub>
                          <mover accent="true">
                            <mi>x</mi>
                            <mo stretchy="false">¨</mo>
                          </mover>
                          <mrow>
                            <mi>n</mi>
                            <mo stretchy="false">+</mo>
                            <mn>1</mn>
                          </mrow>
                        </msub>
                        <mi>,</mi>
                        <msub>
                          <mover accent="true">
                            <mi>x</mi>
                            <mo stretchy="false">˙</mo>
                          </mover>
                          <mi>n</mi>
                        </msub>
                        <mi>,</mi>
                        <msub>
                          <mi>x</mi>
                          <mi>n</mi>
                        </msub>
                        <mi>,</mi>
                        <mrow>
                          <mi>t</mi>
                          <mo stretchy="false">+</mo>
                          <mi mathvariant="normal">Δ</mi>
                        </mrow>
                        <mi>t</mi>
                        <mi>,</mi>
                        <msub>
                          <mi>u</mi>
                          <mi>n</mi>
                        </msub>
                      </mrow>
                    </msub>
                    <mo stretchy="false">+</mo>
                    <mi mathvariant="normal">Δ</mi>
                  </mrow>
                  <msup>
                    <mi>t</mi>
                    <mn>2</mn>
                  </msup>
                  <mrow>
                    <mo fence="true" stretchy="false">(</mo>
                    <mrow>
                      <mrow>
                        <mn>0.5</mn>
                        <mo stretchy="false">−</mo>
                        <mi>β</mi>
                      </mrow>
                    </mrow>
                    <mo fence="true" stretchy="false">)</mo>
                  </mrow>
                  <msub>
                    <mrow>
                      <mrow>
                        <mfrac>
                          <mrow>
                            <mo stretchy="false">∂</mo>
                            <mi>f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fence="true" stretchy="true">|</mo>
                    </mrow>
                    <mrow>
                      <msub>
                        <mover accent="true">
                          <mi>x</mi>
                          <mo stretchy="false">¨</mo>
                        </mover>
                        <mrow>
                          <mi>n</mi>
                          <mo stretchy="false">+</mo>
                          <mn>1</mn>
                        </mrow>
                      </msub>
                      <mi>,</mi>
                      <msub>
                        <mover accent="true">
                          <mi>x</mi>
                          <mo stretchy="false">˙</mo>
                        </mover>
                        <mi>n</mi>
                      </msub>
                      <mi>,</mi>
                      <msub>
                        <mi>x</mi>
                        <mi>n</mi>
                      </msub>
                      <mi>,</mi>
                      <mrow>
                        <mi>t</mi>
                        <mo stretchy="false">+</mo>
                        <mi mathvariant="normal">Δ</mi>
                      </mrow>
                      <mi>t</mi>
                      <mi>,</mi>
                      <msub>
                        <mi>u</mi>
                        <mi>n</mi>
                      </msub>
                    </mrow>
                  </msub>
                </mrow>
              </mtd>
            </mtr>
          </mtable>
        </mrow>
        <mo fence="true" stretchy="true">]</mo>
      </mrow>
    </mrow>
    <annotation encoding="StarMath 5.0">{partial G}
over
{partial {ddot x}_n}=
left[ matrix{
{left none
{ partial f}
over
{ partial {ddot x}}
right lline}_{ {ddot x}_n,{dot x}_n, x_n, t, u_n }
##
%DELTA t ( 1-%gamma )
{left none 
{ partial f}
over
{ partial {dot x}}
right lline}_{{ddot x}_{n+1},{dot x}_n, x_n, t+%DELTA t, u_n}
+
%DELTA t^2 ( 0.5-%beta )
{left none 
{ partial f}
over
{ partial x}
right lline}_{{ddot x}_{n+1},{dot x}_n, x_n, t+%DELTA t, u_n}

} right]
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G</mi>
        </mrow>
        <mrow>
          <mo stretchy="false">∂</mo>
          <msub>
            <mover accent="true">
              <mi>x</mi>
              <mo stretchy="false">¨</mo>
            </mover>
            <mrow>
              <mi>n</mi>
              <mo stretchy="false">+</mo>
              <mn>1</mn>
            </mrow>
          </msub>
        </mrow>
      </mfrac>
      <mo stretchy="false">=</mo>
      <mrow>
        <mo fence="true" stretchy="true">[</mo>
        <mrow>
          <mtable>
            <mtr>
              <mtd>
                <mstyle mathvariant="bold">
                  <mn>0</mn>
                </mstyle>
              </mtd>
            </mtr>
            <mtr>
              <mtd>
                <mrow>
                  <mrow>
                    <msub>
                      <mrow>
                        <mrow>
                          <mfrac>
                            <mrow>
                              <mo stretchy="false">∂</mo>
                              <mi>f</mi>
                            </mrow>
                            <mrow>
                              <mo stretchy="false">∂</mo>
                              <mover accent="true">
                                <mi>x</mi>
                                <mo stretchy="false">¨</mo>
                              </mover>
                            </mrow>
                          </mfrac>
                        </mrow>
                        <mo fence="true" stretchy="true">|</mo>
                      </mrow>
                      <mrow>
                        <msub>
                          <mover accent="true">
                            <mi>x</mi>
                            <mo stretchy="false">¨</mo>
                          </mover>
                          <mrow>
                            <mi>n</mi>
                            <mo stretchy="false">+</mo>
                            <mn>1</mn>
                          </mrow>
                        </msub>
                        <mi>,</mi>
                        <msub>
                          <mover accent="true">
                            <mi>x</mi>
                            <mo stretchy="false">˙</mo>
                          </mover>
                          <mi>n</mi>
                        </msub>
                        <mi>,</mi>
                        <msub>
                          <mi>x</mi>
                          <mi>n</mi>
                        </msub>
                        <mi>,</mi>
                        <mrow>
                          <mi>t</mi>
                          <mo stretchy="false">+</mo>
                          <mi mathvariant="normal">Δ</mi>
                        </mrow>
                        <mi>t</mi>
                        <mi>,</mi>
                        <msub>
                          <mi>u</mi>
                          <mi>n</mi>
                        </msub>
                      </mrow>
                    </msub>
                    <mo stretchy="false">+</mo>
                    <mi mathvariant="normal">Δ</mi>
                  </mrow>
                  <mi>t</mi>
                  <mi>γ</mi>
                  <mrow>
                    <msub>
                      <mrow>
                        <mrow>
                          <mfrac>
                            <mrow>
                              <mo stretchy="false">∂</mo>
                              <mi>f</mi>
                            </mrow>
                            <mrow>
                              <mo stretchy="false">∂</mo>
                              <mover accent="true">
                                <mi>x</mi>
                                <mo stretchy="false">˙</mo>
                              </mover>
                            </mrow>
                          </mfrac>
                        </mrow>
                        <mo fence="true" stretchy="true">|</mo>
                      </mrow>
                      <mrow>
                        <msub>
                          <mover accent="true">
                            <mi>x</mi>
                            <mo stretchy="false">¨</mo>
                          </mover>
                          <mrow>
                            <mi>n</mi>
                            <mo stretchy="false">+</mo>
                            <mn>1</mn>
                          </mrow>
                        </msub>
                        <mi>,</mi>
                        <msub>
                          <mover accent="true">
                            <mi>x</mi>
                            <mo stretchy="false">˙</mo>
                          </mover>
                          <mi>n</mi>
                        </msub>
                        <mi>,</mi>
                        <msub>
                          <mi>x</mi>
                          <mi>n</mi>
                        </msub>
                        <mi>,</mi>
                        <mrow>
                          <mi>t</mi>
                          <mo stretchy="false">+</mo>
                          <mi mathvariant="normal">Δ</mi>
                        </mrow>
                        <mi>t</mi>
                        <mi>,</mi>
                        <msub>
                          <mi>u</mi>
                          <mi>n</mi>
                        </msub>
                      </mrow>
                    </msub>
                    <mo stretchy="false">+</mo>
                    <mi mathvariant="normal">Δ</mi>
                  </mrow>
                  <msup>
                    <mi>t</mi>
                    <mn>2</mn>
                  </msup>
                  <mi>β</mi>
                  <msub>
                    <mrow>
                      <mrow>
                        <mfrac>
                          <mrow>
                            <mo stretchy="false">∂</mo>
                            <mi>f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fence="true" stretchy="true">|</mo>
                    </mrow>
                    <mrow>
                      <msub>
                        <mover accent="true">
                          <mi>x</mi>
                          <mo stretchy="false">¨</mo>
                        </mover>
                        <mrow>
                          <mi>n</mi>
                          <mo stretchy="false">+</mo>
                          <mn>1</mn>
                        </mrow>
                      </msub>
                      <mi>,</mi>
                      <msub>
                        <mover accent="true">
                          <mi>x</mi>
                          <mo stretchy="false">˙</mo>
                        </mover>
                        <mi>n</mi>
                      </msub>
                      <mi>,</mi>
                      <msub>
                        <mi>x</mi>
                        <mi>n</mi>
                      </msub>
                      <mi>,</mi>
                      <mrow>
                        <mi>t</mi>
                        <mo stretchy="false">+</mo>
                        <mi mathvariant="normal">Δ</mi>
                      </mrow>
                      <mi>t</mi>
                      <mi>,</mi>
                      <msub>
                        <mi>u</mi>
                        <mi>n</mi>
                      </msub>
                    </mrow>
                  </msub>
                </mrow>
              </mtd>
            </mtr>
          </mtable>
        </mrow>
        <mo fence="true" stretchy="true">]</mo>
      </mrow>
    </mrow>
    <annotation encoding="StarMath 5.0">{partial G}
over
{partial {ddot x}_{n+1}}=
left[ matrix{
bold 0
##
{left none 
{ partial f}
over
{ partial {ddot x}}
right lline}_{{ddot x}_{n+1},{dot x}_n, x_n, t+%DELTA t, u_n}
+
%DELTA t %gamma
{left none 
{ partial f}
over
{ partial {dot x}}
right lline}_{{ddot x}_{n+1},{dot x}_n, x_n, t+%DELTA t, u_n}
+
%DELTA t^2 %beta
{left none 
{ partial f}
over
{ partial x}
right lline}_{{ddot x}_{n+1},{dot x}_n, x_n, t+%DELTA t, u_n}

} right]
</annotation>
  </semantics>
</math>
</file>

<file path=Object 2/content.xml><?xml version="1.0" encoding="utf-8"?>
<math xmlns="http://www.w3.org/1998/Math/MathML" display="block">
  <semantics>
    <mrow>
      <mrow>
        <mfrac>
          <mrow>
            <mo stretchy="false">∂</mo>
            <msub>
              <mi>x</mi>
              <mrow>
                <mi>n</mi>
                <mo stretchy="false">+</mo>
                <mn>1</mn>
              </mrow>
            </msub>
          </mrow>
          <mrow>
            <mo stretchy="false">∂</mo>
            <msub>
              <mover accent="true">
                <mi>x</mi>
                <mo stretchy="false">˙</mo>
              </mover>
              <mi>n</mi>
            </msub>
          </mrow>
        </mfrac>
        <mo stretchy="false">=</mo>
        <mi mathvariant="normal">Δ</mi>
      </mrow>
      <mi>t</mi>
      <mrow>
        <mstyle mathvariant="bold">
          <mi>I</mi>
        </mstyle>
        <mo stretchy="false">+</mo>
        <mi mathvariant="normal">Δ</mi>
      </mrow>
      <msup>
        <mi>t</mi>
        <mn>2</mn>
      </msup>
      <mrow>
        <mo fence="true" stretchy="true">(</mo>
        <mrow>
          <mrow>
            <mrow>
              <mo fence="true" stretchy="false">(</mo>
              <mrow>
                <mrow>
                  <mn>0.5</mn>
                  <mo stretchy="false">−</mo>
                  <mi>β</mi>
                </mrow>
              </mrow>
              <mo fence="true" stretchy="false">)</mo>
            </mrow>
            <mrow>
              <mfrac>
                <mrow>
                  <mo stretchy="false">∂</mo>
                  <msub>
                    <mover accent="true">
                      <mi>x</mi>
                      <mo stretchy="false">¨</mo>
                    </mover>
                    <mi>n</mi>
                  </msub>
                </mrow>
                <mrow>
                  <mo stretchy="false">∂</mo>
                  <msub>
                    <mover accent="true">
                      <mi>x</mi>
                      <mo stretchy="false">˙</mo>
                    </mover>
                    <mi>n</mi>
                  </msub>
                </mrow>
              </mfrac>
              <mo stretchy="false">+</mo>
              <mi>β</mi>
            </mrow>
            <mfrac>
              <mrow>
                <mo stretchy="false">∂</mo>
                <msub>
                  <mover accent="true">
                    <mi>x</mi>
                    <mo stretchy="false">¨</mo>
                  </mover>
                  <mrow>
                    <mi>n</mi>
                    <mo stretchy="false">+</mo>
                    <mn>1</mn>
                  </mrow>
                </msub>
              </mrow>
              <mrow>
                <mo stretchy="false">∂</mo>
                <msub>
                  <mover accent="true">
                    <mi>x</mi>
                    <mo stretchy="false">˙</mo>
                  </mover>
                  <mi>n</mi>
                </msub>
              </mrow>
            </mfrac>
          </mrow>
        </mrow>
        <mo fence="true" stretchy="true">)</mo>
      </mrow>
    </mrow>
    <annotation encoding="StarMath 5.0">{partial x_{ n+1 }} over { partial {dot x}_n }= %DELTA t bold I + %DELTA t^2 left( (0.5-%beta) {partial {ddot x}_n} over {partial {dot x}_n} + %beta {partial {ddot x}_{n+1}}  over {partial {dot x}_n} right)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sub>
              <mover accent="true">
                <mi>x</mi>
                <mo stretchy="false">˙</mo>
              </mover>
              <mrow>
                <mi>n</mi>
                <mo stretchy="false">+</mo>
                <mn>1</mn>
              </mrow>
            </msub>
          </mrow>
          <mrow>
            <mo stretchy="false">∂</mo>
            <msub>
              <mover accent="true">
                <mi>x</mi>
                <mo stretchy="false">˙</mo>
              </mover>
              <mi>n</mi>
            </msub>
          </mrow>
        </mfrac>
        <mo stretchy="false">=</mo>
        <mrow>
          <mstyle mathvariant="bold">
            <mi>I</mi>
          </mstyle>
          <mo stretchy="false">+</mo>
          <mi mathvariant="normal">Δ</mi>
        </mrow>
      </mrow>
      <mi>t</mi>
      <mrow>
        <mo fence="true" stretchy="true">(</mo>
        <mrow>
          <mrow>
            <mrow>
              <mo fence="true" stretchy="false">(</mo>
              <mrow>
                <mrow>
                  <mn>1</mn>
                  <mo stretchy="false">−</mo>
                  <mi>γ</mi>
                </mrow>
              </mrow>
              <mo fence="true" stretchy="false">)</mo>
            </mrow>
            <mrow>
              <mfrac>
                <mrow>
                  <mo stretchy="false">∂</mo>
                  <msub>
                    <mover accent="true">
                      <mi>x</mi>
                      <mo stretchy="false">¨</mo>
                    </mover>
                    <mi>n</mi>
                  </msub>
                </mrow>
                <mrow>
                  <mo stretchy="false">∂</mo>
                  <msub>
                    <mover accent="true">
                      <mi>x</mi>
                      <mo stretchy="false">˙</mo>
                    </mover>
                    <mi>n</mi>
                  </msub>
                </mrow>
              </mfrac>
              <mo stretchy="false">+</mo>
              <mi>γ</mi>
            </mrow>
            <mfrac>
              <mrow>
                <mo stretchy="false">∂</mo>
                <msub>
                  <mover accent="true">
                    <mi>x</mi>
                    <mo stretchy="false">¨</mo>
                  </mover>
                  <mrow>
                    <mi>n</mi>
                    <mo stretchy="false">+</mo>
                    <mn>1</mn>
                  </mrow>
                </msub>
              </mrow>
              <mrow>
                <mo stretchy="false">∂</mo>
                <msub>
                  <mover accent="true">
                    <mi>x</mi>
                    <mo stretchy="false">˙</mo>
                  </mover>
                  <mi>n</mi>
                </msub>
              </mrow>
            </mfrac>
          </mrow>
        </mrow>
        <mo fence="true" stretchy="true">)</mo>
      </mrow>
    </mrow>
    <annotation encoding="StarMath 5.0">{partial {dot x}_{ n+1 }} over { partial {dot x}_n }=bold I +
%DELTA t left( (1-%gamma) {partial {ddot x}_n} over {partial {dot x}_n} + %gamma {partial {ddot x}_{n+1}}  over {partial {dot x}_n} right)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x</mi>
            <mo stretchy="false">˙</mo>
          </mover>
          <mrow>
            <mi>n</mi>
            <mo stretchy="false">+</mo>
            <mn>1</mn>
          </mrow>
        </msub>
        <mo stretchy="false">=</mo>
        <mrow>
          <msub>
            <mover accent="true">
              <mi>x</mi>
              <mo stretchy="false">˙</mo>
            </mover>
            <mi>n</mi>
          </msub>
          <mo stretchy="false">+</mo>
          <mi mathvariant="normal">Δ</mi>
        </mrow>
      </mrow>
      <mi>t</mi>
      <mrow>
        <mo fence="true" stretchy="true">(</mo>
        <mrow>
          <mrow>
            <mrow>
              <mo fence="true" stretchy="false">(</mo>
              <mrow>
                <mrow>
                  <mn>1</mn>
                  <mo stretchy="false">−</mo>
                  <mi>γ</mi>
                </mrow>
              </mrow>
              <mo fence="true" stretchy="false">)</mo>
            </mrow>
            <mrow>
              <msub>
                <mover accent="true">
                  <mi>x</mi>
                  <mo stretchy="false">¨</mo>
                </mover>
                <mi>n</mi>
              </msub>
              <mo stretchy="false">+</mo>
              <mi>γ</mi>
            </mrow>
            <msub>
              <mover accent="true">
                <mi>x</mi>
                <mo stretchy="false">¨</mo>
              </mover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{dot x}_{n+1}={dot x}_n+%DELTA t left((1-%gamma){ddot x}_n + %gamma {ddot x}_{n+1} right)</annotation>
  </semantics>
</math>
</file>

<file path=Object 5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sub>
            <mi>x</mi>
            <mi>n</mi>
          </msub>
          <mo stretchy="false">+</mo>
          <mi mathvariant="normal">Δ</mi>
        </mrow>
      </mrow>
      <mi>t</mi>
      <mrow>
        <msub>
          <mover accent="true">
            <mi>x</mi>
            <mo stretchy="false">˙</mo>
          </mover>
          <mi>n</mi>
        </msub>
        <mo stretchy="false">+</mo>
        <mi mathvariant="normal">Δ</mi>
      </mrow>
      <msup>
        <mi>t</mi>
        <mn>2</mn>
      </msup>
      <mrow>
        <mo fence="true" stretchy="true">(</mo>
        <mrow>
          <mrow>
            <mrow>
              <mo fence="true" stretchy="false">(</mo>
              <mrow>
                <mrow>
                  <mn>0.5</mn>
                  <mo stretchy="false">−</mo>
                  <mi>β</mi>
                </mrow>
              </mrow>
              <mo fence="true" stretchy="false">)</mo>
            </mrow>
            <mrow>
              <msub>
                <mover accent="true">
                  <mi>x</mi>
                  <mo stretchy="false">¨</mo>
                </mover>
                <mi>n</mi>
              </msub>
              <mo stretchy="false">+</mo>
              <mi>β</mi>
            </mrow>
            <msub>
              <mover accent="true">
                <mi>x</mi>
                <mo stretchy="false">¨</mo>
              </mover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x_{ n+1 }=x_n + %DELTA t { dot x}_n + %DELTA t^2 left ( (0.5-%beta) {ddot x}_n + %beta {ddot x}_{n+1} right)</annotation>
  </semantics>
</math>
</file>

<file path=Object 6/content.xml><?xml version="1.0" encoding="utf-8"?>
<math xmlns="http://www.w3.org/1998/Math/MathML" display="block">
  <semantics>
    <mrow>
      <mo stretchy="false">∂</mo>
      <mrow>
        <mfrac>
          <mrow>
            <mo fence="true" stretchy="true">[</mo>
            <mrow>
              <mtable>
                <mtr>
                  <mtd>
                    <msub>
                      <mover accent="true">
                        <mi>x</mi>
                        <mo stretchy="false">¨</mo>
                      </mover>
                      <mi>n</mi>
                    </msub>
                  </mtd>
                </mtr>
                <mtr>
                  <mtd>
                    <msub>
                      <mover accent="true">
                        <mi>x</mi>
                        <mo stretchy="false">¨</mo>
                      </mover>
                      <mrow>
                        <mi>n</mi>
                        <mo stretchy="false">+</mo>
                        <mn>1</mn>
                      </mrow>
                    </msub>
                  </mtd>
                </mtr>
              </mtable>
            </mrow>
            <mo fence="true" stretchy="true">]</mo>
          </mrow>
          <mrow>
            <mo stretchy="false">∂</mo>
            <msub>
              <mi>x</mi>
              <mi>n</mi>
            </msub>
          </mrow>
        </mfrac>
        <mo stretchy="false">=</mo>
        <mrow>
          <mo stretchy="false">−</mo>
          <msup>
            <mrow>
              <mo fence="true" stretchy="true">(</mo>
              <mrow>
                <mfrac>
                  <mrow>
                    <mo stretchy="false">∂</mo>
                    <mi>G</mi>
                  </mrow>
                  <mrow>
                    <mo stretchy="false">∂</mo>
                    <mrow>
                      <mo fence="true" stretchy="true">[</mo>
                      <mrow>
                        <mtable>
                          <mtr>
                            <mtd>
                              <msub>
                                <mover accent="true">
                                  <mi>x</mi>
                                  <mo stretchy="false">¨</mo>
                                </mover>
                                <mi>n</mi>
                              </msub>
                            </mtd>
                          </mtr>
                          <mtr>
                            <mtd>
                              <msub>
                                <mover accent="true">
                                  <mi>x</mi>
                                  <mo stretchy="false">¨</mo>
                                </mover>
                                <mrow>
                                  <mi>n</mi>
                                  <mo stretchy="false">+</mo>
                                  <mn>1</mn>
                                </mrow>
                              </msub>
                            </mtd>
                          </mtr>
                        </mtable>
                      </mrow>
                      <mo fence="true" stretchy="true">]</mo>
                    </mrow>
                  </mrow>
                </mfrac>
              </mrow>
              <mo fence="true" stretchy="true">)</mo>
            </mrow>
            <mrow>
              <mo stretchy="false">−</mo>
              <mn>1</mn>
            </mrow>
          </msup>
        </mrow>
      </mrow>
      <mfrac>
        <mrow>
          <mo stretchy="false">∂</mo>
          <mi>G</mi>
        </mrow>
        <mrow>
          <mo stretchy="false">∂</mo>
          <msub>
            <mi>x</mi>
            <mi>n</mi>
          </msub>
        </mrow>
      </mfrac>
    </mrow>
    <annotation encoding="StarMath 5.0">partial {left [ matrix{ {ddot x}_n ## {ddot x}_{n+1}} right ]} over {partial x_n}=-left( {partial
G }
over
{partial left [ matrix{ {ddot x}_n ## {ddot x}_{n+1}} right ]}
right)^-1
{partial G}
over
{partial x_n}</annotation>
  </semantics>
</math>
</file>

<file path=Object 7/content.xml><?xml version="1.0" encoding="utf-8"?>
<math xmlns="http://www.w3.org/1998/Math/MathML" display="block">
  <semantics>
    <mrow>
      <mi>G</mi>
      <mo stretchy="false">=</mo>
      <mrow>
        <mo fence="true" stretchy="true">[</mo>
        <mrow>
          <mtable>
            <mtr>
              <mtd>
                <mrow>
                  <mi>f</mi>
                  <mrow>
                    <mo fence="true" stretchy="false">(</mo>
                    <mrow>
                      <mrow>
                        <msub>
                          <mover accent="true">
                            <mi>x</mi>
                            <mo stretchy="false">¨</mo>
                          </mover>
                          <mi>n</mi>
                        </msub>
                        <mi>,</mi>
                        <msub>
                          <mover accent="true">
                            <mi>x</mi>
                            <mo stretchy="false">˙</mo>
                          </mover>
                          <mi>n</mi>
                        </msub>
                        <mi>,</mi>
                        <msub>
                          <mi>x</mi>
                          <mi>n</mi>
                        </msub>
                        <mi>,</mi>
                        <mi>t</mi>
                        <mi>,</mi>
                        <msub>
                          <mi>u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f</mi>
                  <mrow>
                    <mo fence="true" stretchy="false">(</mo>
                    <mrow>
                      <mrow>
                        <msub>
                          <mover accent="true">
                            <mi>x</mi>
                            <mo stretchy="false">¨</mo>
                          </mover>
                          <mrow>
                            <mi>n</mi>
                            <mo stretchy="false">+</mo>
                            <mn>1</mn>
                          </mrow>
                        </msub>
                        <mi>,</mi>
                        <mrow>
                          <msub>
                            <mover accent="true">
                              <mi>x</mi>
                              <mo stretchy="false">˙</mo>
                            </mover>
                            <mi>n</mi>
                          </msub>
                          <mo stretchy="false">+</mo>
                          <mi mathvariant="normal">Δ</mi>
                        </mrow>
                        <mi>t</mi>
                        <mrow>
                          <mo fence="true" stretchy="tru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i>γ</mi>
                                  </mrow>
                                </mrow>
                                <mo fence="true" stretchy="false">)</mo>
                              </mrow>
                              <mrow>
                                <msub>
                                  <mover accent="true">
                                    <mi>x</mi>
                                    <mo stretchy="false">¨</mo>
                                  </mover>
                                  <mi>n</mi>
                                </msub>
                                <mo stretchy="false">+</mo>
                                <mi>γ</mi>
                              </mrow>
                              <msub>
                                <mover accent="true">
                                  <mi>x</mi>
                                  <mo stretchy="false">¨</mo>
                                </mover>
                                <mrow>
                                  <mi>n</mi>
                                  <mo stretchy="false">+</mo>
                                  <mn>1</mn>
                                </mrow>
                              </msub>
                            </mrow>
                          </mrow>
                          <mo fence="true" stretchy="true">)</mo>
                        </mrow>
                        <mi>,</mi>
                        <mrow>
                          <msub>
                            <mi>x</mi>
                            <mi>n</mi>
                          </msub>
                          <mo stretchy="false">+</mo>
                          <mi mathvariant="normal">Δ</mi>
                        </mrow>
                        <mi>t</mi>
                        <mrow>
                          <msub>
                            <mover accent="true">
                              <mi>x</mi>
                              <mo stretchy="false">˙</mo>
                            </mover>
                            <mi>n</mi>
                          </msub>
                          <mo stretchy="false">+</mo>
                          <mi mathvariant="normal">Δ</mi>
                        </mrow>
                        <msup>
                          <mi>t</mi>
                          <mn>2</mn>
                        </msup>
                        <mrow>
                          <mo fence="true" stretchy="tru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n>0.5</mn>
                                    <mo stretchy="false">−</mo>
                                    <mi>β</mi>
                                  </mrow>
                                </mrow>
                                <mo fence="true" stretchy="false">)</mo>
                              </mrow>
                              <mrow>
                                <msub>
                                  <mover accent="true">
                                    <mi>x</mi>
                                    <mo stretchy="false">¨</mo>
                                  </mover>
                                  <mi>n</mi>
                                </msub>
                                <mo stretchy="false">+</mo>
                                <mi>β</mi>
                              </mrow>
                              <msub>
                                <mover accent="true">
                                  <mi>x</mi>
                                  <mo stretchy="false">¨</mo>
                                </mover>
                                <mrow>
                                  <mi>n</mi>
                                  <mo stretchy="false">+</mo>
                                  <mn>1</mn>
                                </mrow>
                              </msub>
                            </mrow>
                          </mrow>
                          <mo fence="true" stretchy="true">)</mo>
                        </mrow>
                        <mi>,</mi>
                        <mrow>
                          <mi>t</mi>
                          <mo stretchy="false">+</mo>
                          <mi mathvariant="normal">Δ</mi>
                        </mrow>
                        <mi>t</mi>
                        <mi>,</mi>
                        <msub>
                          <mi>u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G= left[ 
matrix{
f({ddot x}_n,{dot x}_n, x_n, t, u_n) ##
f({ddot x}_{n+1},{dot x}_n+%DELTA t left((1-%gamma){ddot x}_n + %gamma {ddot x}_{n+1} right), x_n+%DELTA t {dot x}_n+%DELTA t^2 left((0.5-%beta){ddot x}_n + %beta {ddot x}_{n+1} right), t+%DELTA t, u_n)}
right]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sub>
              <mover accent="true">
                <mi>x</mi>
                <mo stretchy="false">˙</mo>
              </mover>
              <mrow>
                <mi>n</mi>
                <mo stretchy="false">+</mo>
                <mn>1</mn>
              </mrow>
            </msub>
          </mrow>
          <mrow>
            <mo stretchy="false">∂</mo>
            <msub>
              <mi>x</mi>
              <mi>n</mi>
            </msub>
          </mrow>
        </mfrac>
        <mo stretchy="false">=</mo>
        <mi mathvariant="normal">Δ</mi>
      </mrow>
      <mi>t</mi>
      <mrow>
        <mo fence="true" stretchy="true">(</mo>
        <mrow>
          <mrow>
            <mrow>
              <mo fence="true" stretchy="false">(</mo>
              <mrow>
                <mrow>
                  <mn>1</mn>
                  <mo stretchy="false">−</mo>
                  <mi>γ</mi>
                </mrow>
              </mrow>
              <mo fence="true" stretchy="false">)</mo>
            </mrow>
            <mrow>
              <mfrac>
                <mrow>
                  <mo stretchy="false">∂</mo>
                  <msub>
                    <mover accent="true">
                      <mi>x</mi>
                      <mo stretchy="false">¨</mo>
                    </mover>
                    <mi>n</mi>
                  </msub>
                </mrow>
                <mrow>
                  <mo stretchy="false">∂</mo>
                  <msub>
                    <mi>x</mi>
                    <mi>n</mi>
                  </msub>
                </mrow>
              </mfrac>
              <mo stretchy="false">+</mo>
              <mi>γ</mi>
            </mrow>
            <mfrac>
              <mrow>
                <mo stretchy="false">∂</mo>
                <msub>
                  <mover accent="true">
                    <mi>x</mi>
                    <mo stretchy="false">¨</mo>
                  </mover>
                  <mrow>
                    <mi>n</mi>
                    <mo stretchy="false">+</mo>
                    <mn>1</mn>
                  </mrow>
                </msub>
              </mrow>
              <mrow>
                <mo stretchy="false">∂</mo>
                <msub>
                  <mi>x</mi>
                  <mi>n</mi>
                </msub>
              </mrow>
            </mfrac>
          </mrow>
        </mrow>
        <mo fence="true" stretchy="true">)</mo>
      </mrow>
    </mrow>
    <annotation encoding="StarMath 5.0">{partial {dot x}_{ n+1 }} over { partial x_n }=%DELTA t left( (1-%gamma) {partial {ddot x}_n} over {partial x_n} + %gamma {partial {ddot x}_{n+1}}  over {partial x_n} right)</annotation>
  </semantics>
</math>
</file>

<file path=Object 9/content.xml><?xml version="1.0" encoding="utf-8"?>
<math xmlns="http://www.w3.org/1998/Math/MathML" display="block">
  <semantics>
    <mrow>
      <mo stretchy="false">∂</mo>
      <mrow>
        <mfrac>
          <mrow>
            <mo fence="true" stretchy="true">[</mo>
            <mrow>
              <mtable>
                <mtr>
                  <mtd>
                    <msub>
                      <mover accent="true">
                        <mi>x</mi>
                        <mo stretchy="false">¨</mo>
                      </mover>
                      <mi>n</mi>
                    </msub>
                  </mtd>
                </mtr>
                <mtr>
                  <mtd>
                    <msub>
                      <mover accent="true">
                        <mi>x</mi>
                        <mo stretchy="false">¨</mo>
                      </mover>
                      <mrow>
                        <mi>n</mi>
                        <mo stretchy="false">+</mo>
                        <mn>1</mn>
                      </mrow>
                    </msub>
                  </mtd>
                </mtr>
              </mtable>
            </mrow>
            <mo fence="true" stretchy="true">]</mo>
          </mrow>
          <mrow>
            <mo stretchy="false">∂</mo>
            <msub>
              <mover accent="true">
                <mi>x</mi>
                <mo stretchy="false">˙</mo>
              </mover>
              <mi>n</mi>
            </msub>
          </mrow>
        </mfrac>
        <mo stretchy="false">=</mo>
        <mrow>
          <mo stretchy="false">−</mo>
          <msup>
            <mrow>
              <mo fence="true" stretchy="true">(</mo>
              <mrow>
                <mfrac>
                  <mrow>
                    <mo stretchy="false">∂</mo>
                    <mi>G</mi>
                  </mrow>
                  <mrow>
                    <mo stretchy="false">∂</mo>
                    <mrow>
                      <mo fence="true" stretchy="true">[</mo>
                      <mrow>
                        <mtable>
                          <mtr>
                            <mtd>
                              <msub>
                                <mover accent="true">
                                  <mi>x</mi>
                                  <mo stretchy="false">¨</mo>
                                </mover>
                                <mi>n</mi>
                              </msub>
                            </mtd>
                          </mtr>
                          <mtr>
                            <mtd>
                              <msub>
                                <mover accent="true">
                                  <mi>x</mi>
                                  <mo stretchy="false">¨</mo>
                                </mover>
                                <mrow>
                                  <mi>n</mi>
                                  <mo stretchy="false">+</mo>
                                  <mn>1</mn>
                                </mrow>
                              </msub>
                            </mtd>
                          </mtr>
                        </mtable>
                      </mrow>
                      <mo fence="true" stretchy="true">]</mo>
                    </mrow>
                  </mrow>
                </mfrac>
              </mrow>
              <mo fence="true" stretchy="true">)</mo>
            </mrow>
            <mrow>
              <mo stretchy="false">−</mo>
              <mn>1</mn>
            </mrow>
          </msup>
        </mrow>
      </mrow>
      <mfrac>
        <mrow>
          <mo stretchy="false">∂</mo>
          <mi>G</mi>
        </mrow>
        <mrow>
          <mo stretchy="false">∂</mo>
          <msub>
            <mover accent="true">
              <mi>x</mi>
              <mo stretchy="false">˙</mo>
            </mover>
            <mi>n</mi>
          </msub>
        </mrow>
      </mfrac>
    </mrow>
    <annotation encoding="StarMath 5.0">partial {left [ matrix{ {ddot x}_n ## {ddot x}_{n+1}} right ]} over {partial {dot x}_n}=-left( {partial
G }
over
{partial left [ matrix{ {ddot x}_n ## {ddot x}_{n+1}} right ]}
right)^-1
{partial G}
over
{partial {dot x}_n}</annotation>
  </semantics>
</math>
</file>